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A000003EA4DB8F4A8.png"/>
  <manifest:file-entry manifest:media-type="image/png" manifest:full-path="Pictures/100000000000050D00000308DB98A3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756cm" svg:x="0.207cm" svg:y="0.166cm">
          <draw:image xlink:href="Pictures/100000000000050D00000308DB98A3EA.png" xlink:type="simple" xlink:show="embed" xlink:actuate="onLoad">
            <text:p/>
          </draw:image>
        </draw:frame>
        <draw:frame draw:style-name="gr1" draw:text-style-name="P1" draw:layer="layout" svg:width="19.589cm" svg:height="10.254cm" svg:x="10.779cm" svg:y="7.637cm">
          <draw:image xlink:href="Pictures/100000000000077A000003EA4DB8F4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5cm" fo:margin-bottom="0.025cm" fo:margin-left="0.025cm" fo:margin-right="0.025cm" fo:page-width="30.4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Clements</meta:initial-creator>
    <meta:creation-date>2018-01-22T23:09:36.19</meta:creation-date>
    <dc:date>2018-01-22T23:19:25.09</dc:date>
    <dc:creator>Robert Clements</dc:creator>
    <meta:editing-duration>PT9M48S</meta:editing-duration>
    <meta:editing-cycles>3</meta:editing-cycles>
    <meta:generator>OpenOffice/4.1.3$Win32 OpenOffice.org_project/413m1$Build-9783</meta:generator>
    <meta:document-statistic meta:object-count="2"/>
  </office:meta>
</office:document-meta>
</file>